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</style:style>
    <style:style style:name="T461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2322936452E</text:p>
        </text:list-item>
        <text:list-item>
          <text:p text:style-name="P307">BR2454418418298</text:p>
        </text:list-item>
        <text:list-item>
          <text:p text:style-name="P308">BR240809498868D</text:p>
        </text:list-item>
        <text:list-item>
          <text:p text:style-name="P309">BR246836256361J</text:p>
        </text:list-item>
        <text:list-item>
          <text:p text:style-name="P310">BR240584624802Y</text:p>
        </text:list-item>
        <text:list-item>
          <text:p text:style-name="P311">BR243815576252Z</text:p>
        </text:list-item>
        <text:list-item>
          <text:p text:style-name="P312">BR243939698605B</text:p>
        </text:list-item>
        <text:list-item>
          <text:p text:style-name="P313">BR248150223599N</text:p>
        </text:list-item>
        <text:list-item>
          <text:p text:style-name="P314">BR245298250556P</text:p>
        </text:list-item>
        <text:list-item>
          <text:p text:style-name="P315">BR2451922618085</text:p>
        </text:list-item>
        <text:list-item>
          <text:p text:style-name="P316">BR247486905656O</text:p>
        </text:list-item>
        <text:list-item>
          <text:p text:style-name="P317">BR243177293854N</text:p>
        </text:list-item>
        <text:list-item>
          <text:p text:style-name="P318">BR2448007301824</text:p>
        </text:list-item>
        <text:list-item>
          <text:p text:style-name="P319">BR240362501570T</text:p>
        </text:list-item>
        <text:list-item>
          <text:p text:style-name="P320">BR2413727646342</text:p>
        </text:list-item>
        <text:list-item>
          <text:p text:style-name="P321">BR2400513739501</text:p>
        </text:list-item>
        <text:list-item>
          <text:p text:style-name="P322">BR243913321529G</text:p>
        </text:list-item>
        <text:list-item>
          <text:p text:style-name="P323">BR244481880910E</text:p>
        </text:list-item>
        <text:list-item>
          <text:p text:style-name="P324">BR249495799383Y</text:p>
        </text:list-item>
        <text:list-item>
          <text:p text:style-name="P325">BR245344805837G</text:p>
        </text:list-item>
        <text:list-item>
          <text:p text:style-name="P326">BR2456973439404</text:p>
        </text:list-item>
        <text:list-item>
          <text:p text:style-name="P327">BR2419472914463</text:p>
        </text:list-item>
        <text:list-item>
          <text:p text:style-name="P328">BR241193519980N</text:p>
        </text:list-item>
        <text:list-item>
          <text:p text:style-name="P329">BR2481124316661</text:p>
        </text:list-item>
        <text:list-item>
          <text:p text:style-name="P330">BR245325655100P</text:p>
        </text:list-item>
        <text:list-item>
          <text:p text:style-name="P331">BR2495310811091</text:p>
        </text:list-item>
        <text:list-item>
          <text:p text:style-name="P332">BR244948451270B</text:p>
        </text:list-item>
        <text:list-item>
          <text:p text:style-name="P333">BR242113357197P</text:p>
        </text:list-item>
        <text:list-item>
          <text:p text:style-name="P334">BR244330256022X</text:p>
        </text:list-item>
        <text:list-item>
          <text:p text:style-name="P335">BR247464175264A</text:p>
        </text:list-item>
        <text:list-item>
          <text:p text:style-name="P336">BR241183845873V</text:p>
        </text:list-item>
        <text:list-item>
          <text:p text:style-name="P337">BR241930045304F</text:p>
        </text:list-item>
        <text:list-item>
          <text:p text:style-name="P338">BR248069738545H</text:p>
        </text:list-item>
        <text:list-item>
          <text:p text:style-name="P339">BR243975105613F</text:p>
        </text:list-item>
        <text:list-item>
          <text:p text:style-name="P340">BR249596409380L</text:p>
        </text:list-item>
        <text:list-item>
          <text:p text:style-name="P341">BR2445151899142</text:p>
        </text:list-item>
        <text:list-item>
          <text:p text:style-name="P342">BR2451453680270</text:p>
        </text:list-item>
        <text:list-item>
          <text:p text:style-name="P343">BR248892040331Z</text:p>
        </text:list-item>
        <text:list-item>
          <text:p text:style-name="P344">BR2462332229526</text:p>
        </text:list-item>
        <text:list-item>
          <text:p text:style-name="P345">BR245627061324I</text:p>
        </text:list-item>
        <text:list-item>
          <text:p text:style-name="P346">BR249966671707V</text:p>
        </text:list-item>
        <text:list-item>
          <text:p text:style-name="P347">BR246394582704R</text:p>
        </text:list-item>
        <text:list-item>
          <text:p text:style-name="P348">BR249315339736Q</text:p>
        </text:list-item>
        <text:list-item>
          <text:p text:style-name="P349">BR241714399348S</text:p>
        </text:list-item>
        <text:list-item>
          <text:p text:style-name="P350">BR240323426912U</text:p>
        </text:list-item>
        <text:list-item>
          <text:p text:style-name="P351">BR247826263042P</text:p>
        </text:list-item>
        <text:list-item>
          <text:p text:style-name="P352">BR247278360828T</text:p>
        </text:list-item>
        <text:list-item>
          <text:p text:style-name="P353">BR246775122999Q</text:p>
        </text:list-item>
        <text:list-item>
          <text:p text:style-name="P354">BR243819779144O</text:p>
        </text:list-item>
        <text:list-item>
          <text:p text:style-name="P355">BR248048295322K</text:p>
        </text:list-item>
        <text:list-item>
          <text:p text:style-name="P356">BR2408409347236</text:p>
        </text:list-item>
        <text:list-item>
          <text:p text:style-name="P357">BR244260377483B</text:p>
        </text:list-item>
        <text:list-item>
          <text:p text:style-name="P358">BR244733662265Q</text:p>
        </text:list-item>
        <text:list-item>
          <text:p text:style-name="P359">BR246747854547L</text:p>
        </text:list-item>
        <text:list-item>
          <text:p text:style-name="P360">BR245516473248K</text:p>
        </text:list-item>
        <text:list-item>
          <text:p text:style-name="P361">BR2414388161726</text:p>
        </text:list-item>
        <text:list-item>
          <text:p text:style-name="P362">BR2416460245482</text:p>
        </text:list-item>
        <text:list-item>
          <text:p text:style-name="P363">BR2467393365600</text:p>
        </text:list-item>
        <text:list-item>
          <text:p text:style-name="P364">BR244294770681N</text:p>
        </text:list-item>
        <text:list-item>
          <text:p text:style-name="P365">BR244029520610O</text:p>
        </text:list-item>
        <text:list-item>
          <text:p text:style-name="P366">BR246454818592Q</text:p>
        </text:list-item>
        <text:list-item>
          <text:p text:style-name="P367">BR2451142758372</text:p>
        </text:list-item>
        <text:list-item>
          <text:p text:style-name="P368">BR2494212182073</text:p>
        </text:list-item>
        <text:list-item>
          <text:p text:style-name="P369">BR241704331548I</text:p>
        </text:list-item>
        <text:list-item>
          <text:p text:style-name="P370">BR243043785368H</text:p>
        </text:list-item>
        <text:list-item>
          <text:p text:style-name="P371">BR243863837659M</text:p>
        </text:list-item>
        <text:list-item>
          <text:p text:style-name="P372">BR247630614205Y</text:p>
        </text:list-item>
        <text:list-item>
          <text:p text:style-name="P373">BR244683510779O</text:p>
        </text:list-item>
        <text:list-item>
          <text:p text:style-name="P374">BR249838964086K</text:p>
        </text:list-item>
        <text:list-item>
          <text:p text:style-name="P375">BR245317494609N</text:p>
        </text:list-item>
        <text:list-item>
          <text:p text:style-name="P376">BR247647749960J</text:p>
        </text:list-item>
        <text:list-item>
          <text:p text:style-name="P377">BR247514309021E</text:p>
        </text:list-item>
        <text:list-item>
          <text:p text:style-name="P378">BR2439107293580</text:p>
        </text:list-item>
        <text:list-item>
          <text:p text:style-name="P379">BR242755271103N</text:p>
        </text:list-item>
        <text:list-item>
          <text:p text:style-name="P380">BR243337976337H</text:p>
        </text:list-item>
        <text:list-item>
          <text:p text:style-name="P381">BR2461033031279</text:p>
        </text:list-item>
        <text:list-item>
          <text:p text:style-name="P382">BR247167081610P</text:p>
        </text:list-item>
        <text:list-item>
          <text:p text:style-name="P383">BR246499017554O</text:p>
        </text:list-item>
        <text:list-item>
          <text:p text:style-name="P384">BR240380986620P</text:p>
        </text:list-item>
        <text:list-item>
          <text:p text:style-name="P385">BR240966984786Q</text:p>
        </text:list-item>
        <text:list-item>
          <text:p text:style-name="P386">BR246446204658X</text:p>
        </text:list-item>
        <text:list-item>
          <text:p text:style-name="P387">BR2434544240272</text:p>
        </text:list-item>
        <text:list-item>
          <text:p text:style-name="P388">BR243726943712P</text:p>
        </text:list-item>
        <text:list-item>
          <text:p text:style-name="P389">BR245232010355U</text:p>
        </text:list-item>
        <text:list-item>
          <text:p text:style-name="P390">BR249529099648T</text:p>
        </text:list-item>
        <text:list-item>
          <text:p text:style-name="P391">BR2487566945332</text:p>
        </text:list-item>
        <text:list-item>
          <text:p text:style-name="P392">BR2448407901291</text:p>
        </text:list-item>
        <text:list-item>
          <text:p text:style-name="P393">BR242340621926I</text:p>
        </text:list-item>
        <text:list-item>
          <text:p text:style-name="P394">BR244528003149O</text:p>
        </text:list-item>
        <text:list-item>
          <text:p text:style-name="P395">BR249958299808Q</text:p>
        </text:list-item>
        <text:list-item>
          <text:p text:style-name="P396">BR244944882009K</text:p>
        </text:list-item>
        <text:list-item>
          <text:p text:style-name="P397">BR248922414768M</text:p>
        </text:list-item>
        <text:list-item>
          <text:p text:style-name="P398">BR246919212787C</text:p>
        </text:list-item>
        <text:list-item>
          <text:p text:style-name="P399">BR243369663494D</text:p>
        </text:list-item>
        <text:list-item>
          <text:p text:style-name="P400">BR242737006733E</text:p>
        </text:list-item>
        <text:list-item>
          <text:p text:style-name="P401">BR249840323083G</text:p>
        </text:list-item>
        <text:list-item>
          <text:p text:style-name="P402">BR248359476517Z</text:p>
        </text:list-item>
        <text:list-item>
          <text:p text:style-name="P403">BR2430254824050</text:p>
        </text:list-item>
        <text:list-item>
          <text:p text:style-name="P404">BR2427559112175</text:p>
        </text:list-item>
        <text:list-item>
          <text:p text:style-name="P405">BR2450475767712</text:p>
        </text:list-item>
        <text:list-item>
          <text:p text:style-name="P406">BR247521969384T</text:p>
        </text:list-item>
        <text:list-item>
          <text:p text:style-name="P407">BR248001810062G</text:p>
        </text:list-item>
        <text:list-item>
          <text:p text:style-name="P408">BR2499454188881</text:p>
        </text:list-item>
        <text:list-item>
          <text:p text:style-name="P409">BR249217707823P</text:p>
        </text:list-item>
        <text:list-item>
          <text:p text:style-name="P410">BR241894033609L</text:p>
        </text:list-item>
        <text:list-item>
          <text:p text:style-name="P411">BR2494309831223</text:p>
        </text:list-item>
        <text:list-item>
          <text:p text:style-name="P412">BR241304462495Q</text:p>
        </text:list-item>
        <text:list-item>
          <text:p text:style-name="P413">BR249329772841C</text:p>
        </text:list-item>
        <text:list-item>
          <text:p text:style-name="P414">BR245654000942S</text:p>
        </text:list-item>
        <text:list-item>
          <text:p text:style-name="P415">BR249575160701K</text:p>
        </text:list-item>
        <text:list-item>
          <text:p text:style-name="P416">BR249379864080J</text:p>
        </text:list-item>
        <text:list-item>
          <text:p text:style-name="P417">BR248092625008O</text:p>
        </text:list-item>
        <text:list-item>
          <text:p text:style-name="P418">BR245119626539W</text:p>
        </text:list-item>
        <text:list-item>
          <text:p text:style-name="P419">BR248272089876X</text:p>
        </text:list-item>
        <text:list-item>
          <text:p text:style-name="P420">BR2492443693607</text:p>
        </text:list-item>
        <text:list-item>
          <text:p text:style-name="P421">BR247899723824N</text:p>
        </text:list-item>
        <text:list-item>
          <text:p text:style-name="P422">BR243169350182P</text:p>
        </text:list-item>
        <text:list-item>
          <text:p text:style-name="P423">BR249992679928N</text:p>
        </text:list-item>
        <text:list-item>
          <text:p text:style-name="P424">BR240374053877J</text:p>
        </text:list-item>
        <text:list-item>
          <text:p text:style-name="P425">BR244047354085C</text:p>
        </text:list-item>
        <text:list-item>
          <text:p text:style-name="P426">BR249941139798B</text:p>
        </text:list-item>
        <text:list-item>
          <text:p text:style-name="P427">BR247807747606O</text:p>
        </text:list-item>
        <text:list-item>
          <text:p text:style-name="P428">BR240788121991K</text:p>
        </text:list-item>
        <text:list-item>
          <text:p text:style-name="P429">BR245636725740O</text:p>
        </text:list-item>
        <text:list-item>
          <text:p text:style-name="P430">BR240040154139L</text:p>
        </text:list-item>
        <text:list-item>
          <text:p text:style-name="P431">BR248765930031H</text:p>
        </text:list-item>
        <text:list-item>
          <text:p text:style-name="P432">BR244322522741M</text:p>
        </text:list-item>
        <text:list-item>
          <text:p text:style-name="P433">BR2411169066541</text:p>
        </text:list-item>
        <text:list-item>
          <text:p text:style-name="P434">BR2435501004229</text:p>
        </text:list-item>
        <text:list-item>
          <text:p text:style-name="P435">BR249124187477G</text:p>
        </text:list-item>
        <text:list-item>
          <text:p text:style-name="P436">BR248358804539P</text:p>
        </text:list-item>
        <text:list-item>
          <text:p text:style-name="P437">BR2439128856514</text:p>
        </text:list-item>
        <text:list-item>
          <text:p text:style-name="P438">BR248747499037M</text:p>
        </text:list-item>
        <text:list-item>
          <text:p text:style-name="P439">BR245390743947L</text:p>
        </text:list-item>
        <text:list-item>
          <text:p text:style-name="P440">BR241037729499C</text:p>
        </text:list-item>
        <text:list-item>
          <text:p text:style-name="P441">BR247561221141N</text:p>
        </text:list-item>
        <text:list-item>
          <text:p text:style-name="P442">BR2425715149652</text:p>
        </text:list-item>
        <text:list-item>
          <text:p text:style-name="P443">BR243953670757M</text:p>
        </text:list-item>
        <text:list-item>
          <text:p text:style-name="P444">BR242535348319J</text:p>
        </text:list-item>
        <text:list-item>
          <text:p text:style-name="P445">BR243915412779F</text:p>
        </text:list-item>
        <text:list-item>
          <text:p text:style-name="P446">BR246342728481F</text:p>
        </text:list-item>
        <text:list-item>
          <text:p text:style-name="P447">BR2429319170566</text:p>
        </text:list-item>
        <text:list-item>
          <text:p text:style-name="P448">BR244013299558R</text:p>
        </text:list-item>
        <text:list-item>
          <text:p text:style-name="P449">BR244618435046J</text:p>
        </text:list-item>
        <text:list-item>
          <text:p text:style-name="P450">BR249737240823Y</text:p>
        </text:list-item>
        <text:list-item>
          <text:p text:style-name="P451">BR248950766007N</text:p>
        </text:list-item>
        <text:list-item>
          <text:p text:style-name="P452">BR240523284691S</text:p>
        </text:list-item>
        <text:list-item>
          <text:p text:style-name="P453">BR245775678674A</text:p>
        </text:list-item>
        <text:list-item>
          <text:p text:style-name="P454">BR249035219678U</text:p>
        </text:list-item>
        <text:list-item>
          <text:p text:style-name="P455">BR242799838020K</text:p>
        </text:list-item>
        <text:list-item>
          <text:p text:style-name="P456">BR2426275631783</text:p>
        </text:list-item>
        <text:list-item>
          <text:p text:style-name="P457">BR248029822970L</text:p>
        </text:list-item>
        <text:list-item>
          <text:p text:style-name="P458">BR242973878848O</text:p>
        </text:list-item>
        <text:list-item>
          <text:p text:style-name="P459">BR240075298314X</text:p>
        </text:list-item>
        <text:list-item>
          <text:p text:style-name="P460"><text:span text:style-name="T461">BR242903664777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155<text:s/>Shopee<text:s/>(3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/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1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Agost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8-01T20:35:00Z</meta:creation-date>
    <dc:date>2024-08-01T20:35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4" meta:word-count="387" meta:character-count="2476" meta:row-count="17" meta:non-whitespace-character-count="2093"/>
  </office:meta>
</office:document-meta>
</file>